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778cm"/>
      <style:paragraph-properties style:writing-mode="lr-tb"/>
    </style:style>
    <style:style style:name="gr3" style:family="graphic" style:parent-style-name="standard">
      <style:graphic-properties draw:stroke="none" draw:fill="none" fo:min-height="6.376cm"/>
      <style:paragraph-properties style:writing-mode="lr-tb"/>
    </style:style>
    <style:style style:name="gr4" style:family="graphic" style:parent-style-name="standard">
      <style:graphic-properties draw:stroke="none" draw:fill="none" fo:min-height="7.55cm"/>
      <style:paragraph-properties style:writing-mode="lr-tb"/>
    </style:style>
    <style:style style:name="gr5" style:family="graphic" style:parent-style-name="standard">
      <style:graphic-properties draw:stroke="none" draw:fill="none" fo:min-height="2.78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Deferred Functions Call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ferred Functions Cal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o has a special statement called defer that schedules a function call to be run after the function completes. Consider the following example:</text:p>
              </text:list-item>
            </text:list>
          </draw:text-box>
        </draw:frame>
        <draw:frame draw:style-name="gr2" draw:text-style-name="P3" draw:layer="layout" svg:width="16.6cm" svg:height="5.028cm" svg:x="7.8cm" svg:y="8cm">
          <draw:text-box>
            <text:p text:style-name="P2">package main</text:p>
            <text:p text:style-name="P2">import "fmt"</text:p>
            <text:p text:style-name="P2">func first() {</text:p>
            <text:p text:style-name="P2"><text:s text:c="8"/>fmt.Println("First")</text:p>
            <text:p text:style-name="P2">}</text:p>
            <text:p text:style-name="P2">func second() {</text:p>
            <text:p text:style-name="P2"><text:s text:c="8"/>fmt.Println("Second")</text:p>
            <text:p text:style-name="P2">}</text:p>
            <text:p text:style-name="P2">func main() {</text:p>
            <text:p text:style-name="P2"><text:s text:c="8"/>defer second()</text:p>
            <text:p text:style-name="P2"><text:s text:c="8"/>first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thout def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0.8cm" svg:height="6.626cm" svg:x="2.4cm" svg:y="5.174cm">
          <draw:text-box>
            <text:p text:style-name="P2">func ReadWrite() bool {</text:p>
            <text:p text:style-name="P2"><text:s text:c="8"/>file.Open("file")</text:p>
            <text:p text:style-name="P2"><text:s text:c="8"/>if failureX {</text:p>
            <text:p text:style-name="P2"><text:s text:c="8"/>file.Close() <text:s text:c="2"/>//And here...</text:p>
            <text:p text:style-name="P2"><text:s text:c="8"/>return false</text:p>
            <text:p text:style-name="P2"><text:s text:c="8"/>}</text:p>
            <text:p text:style-name="P2"><text:s text:c="8"/>if failureY {</text:p>
            <text:p text:style-name="P2"><text:s text:c="8"/>file.Close() <text:s/>//And here...</text:p>
            <text:p text:style-name="P2"><text:s text:c="8"/>return false</text:p>
            <text:p text:style-name="P2"><text:s text:c="8"/>}</text:p>
            <text:p text:style-name="P2"><text:s text:c="8"/>file.Close() <text:s/>//And here...</text:p>
            <text:p text:style-name="P2"><text:s text:c="8"/>return true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ith defe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23cm" svg:height="7.8cm" svg:x="2.2cm" svg:y="4.2cm">
          <draw:text-box>
            <text:p text:style-name="P2">func ReadWrite() bool {</text:p>
            <text:p text:style-name="P2">file.Open("file")</text:p>
            <text:p text:style-name="P2">defer file.Close() <text:s text:c="2"/>//file.Close() is added to defer list</text:p>
            <text:p text:style-name="P2">// Do your thing</text:p>
            <text:p text:style-name="P2">if failureX {</text:p>
            <text:p text:style-name="P2">return false <text:s text:c="2"/>// Close() is now done automatically</text:p>
            <text:p text:style-name="P2">}</text:p>
            <text:p text:style-name="P2">if failureY {</text:p>
            <text:p text:style-name="P2">return false <text:s text:c="2"/>// And here too</text:p>
            <text:p text:style-name="P2">}</text:p>
            <text:p text:style-name="P2">return true <text:s text:c="2"/>// And here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FO Order of defer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t keeps our Close call near our Open call so it's easier to understand.</text:p>
              </text:list-item>
              <text:list-item>
                <text:p>If our function had multiple return statements (perhaps one in an if and one in an else), Close will happen before both of them.</text:p>
              </text:list-item>
              <text:list-item>
                <text:p>Deferred Functions are run even if a runtime panic occurs.</text:p>
              </text:list-item>
              <text:list-item>
                <text:p>Deferred functions are executed in LIFO order, so the above code prints: 4 3 2 1 0.</text:p>
              </text:list-item>
              <text:list-item>
                <text:p>You can put multiple functions on the "deferred list", like this example.</text:p>
              </text:list-item>
            </text:list>
          </draw:text-box>
        </draw:frame>
        <draw:frame draw:style-name="gr5" draw:text-style-name="P3" draw:layer="layout" svg:width="20.8cm" svg:height="3.038cm" svg:x="3.6cm" svg:y="11.6cm">
          <draw:text-box>
            <text:p text:style-name="P2">package main</text:p>
            <text:p text:style-name="P2">import "fmt"</text:p>
            <text:p text:style-name="P2">func main() {</text:p>
            <text:p text:style-name="P2"><text:s text:c="8"/>for i := 0; i &lt; 5; i++ {</text:p>
            <text:p text:style-name="P2"><text:s text:c="16"/>defer fmt.Printf("%d ", i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18:51.171695064</meta:creation-date>
    <dc:date>2021-02-03T12:24:05.556947934</dc:date>
    <meta:editing-duration>PT8S</meta:editing-duration>
    <meta:editing-cycles>1</meta:editing-cycles>
    <meta:document-statistic meta:object-count="45"/>
    <meta:generator>LibreOffice/6.4.6.2$Linux_X86_64 LibreOffice_project/40$Build-2</meta:generator>
  </office:meta>
</office:document-meta>
</file>